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11-03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23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06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17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21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05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13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29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07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17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05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21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24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28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31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02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01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25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26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25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10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01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26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22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22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09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03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27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01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05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29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24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26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07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30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07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0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11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6-27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6-22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6-19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6-06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6-01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5-23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5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5-17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9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810" meta:object-count="0"/>
    <meta:user-defined meta:name="AppVersion">3.0</meta:user-defined>
  </office:meta>
</office:document-meta>
</file>